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c82" officeooo:paragraph-rsid="000f5c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List of URLs for the matches</text:p>
      <text:p text:style-name="Standard"/>
      <text:p text:style-name="Standard">urls = [</text:p>
      <text:p text:style-name="Standard"/>
      <text:p text:style-name="Standard"><text:s text:c="4"/># URLs for Match 1</text:p>
      <text:p text:style-name="Standard"/>
      <text:p text:style-name="Standard"><text:s text:c="4"/>"https://www.espncricinfo.com/series/indian-premier-league-2024-1410320/chennai-super-kings-vs-royal-challengers-bengaluru-1st-match-1422119/full-scorecard",</text:p>
      <text:p text:style-name="Standard"/>
      <text:p text:style-name="Standard"><text:s text:c="4"/>"https://www.espncricinfo.com/series/indian-premier-league-2024-1410320/chennai-super-kings-vs-royal-challengers-bengaluru-1st-match-1422119/match-report",</text:p>
      <text:p text:style-name="Standard"/>
      <text:p text:style-name="Standard"><text:s text:c="4"/>"https://www.espncricinfo.com/series/indian-premier-league-2024-1410320/chennai-super-kings-vs-royal-challengers-bengaluru-1st-match-1422119/ball-by-ball-commentary",</text:p>
      <text:p text:style-name="Standard"/>
      <text:p text:style-name="Standard"><text:s text:c="4"/># URLs for Match 2</text:p>
      <text:p text:style-name="Standard"/>
      <text:p text:style-name="Standard"><text:s text:c="4"/>"https://www.espncricinfo.com/series/indian-premier-league-2024-1410320/punjab-kings-vs-delhi-capitals-2nd-match-1422120/full-scorecard",</text:p>
      <text:p text:style-name="Standard"/>
      <text:p text:style-name="Standard"><text:s text:c="4"/>"https://www.espncricinfo.com/series/indian-premier-league-2024-1410320/punjab-kings-vs-delhi-capitals-2nd-match-1422120/match-report",</text:p>
      <text:p text:style-name="Standard"/>
      <text:p text:style-name="Standard"><text:s text:c="4"/>"https://www.espncricinfo.com/series/indian-premier-league-2024-1410320/punjab-kings-vs-delhi-capitals-2nd-match-1422120/ball-by-ball-commentary",</text:p>
      <text:p text:style-name="Standard"/>
      <text:p text:style-name="Standard"><text:s text:c="4"/># URLs for Match 3</text:p>
      <text:p text:style-name="Standard"/>
      <text:p text:style-name="Standard"><text:s text:c="4"/>"https://www.espncricinfo.com/series/indian-premier-league-2024-1410320/kolkata-knight-riders-vs-sunrisers-hyderabad-3rd-match-1422121/full-scorecard",</text:p>
      <text:p text:style-name="Standard"/>
      <text:p text:style-name="Standard"><text:s text:c="4"/>"https://www.espncricinfo.com/series/indian-premier-league-2024-1410320/kolkata-knight-riders-vs-sunrisers-hyderabad-3rd-match-1422121/match-report",</text:p>
      <text:p text:style-name="Standard"/>
      <text:p text:style-name="Standard"><text:s text:c="4"/>"https://www.espncricinfo.com/series/indian-premier-league-2024-1410320/kolkata-knight-riders-vs-sunrisers-hyderabad-3rd-match-1422121/ball-by-ball-commentary",</text:p>
      <text:p text:style-name="Standard"/>
      <text:p text:style-name="Standard"><text:s text:c="4"/># URLs for Match 4</text:p>
      <text:p text:style-name="Standard"/>
      <text:p text:style-name="Standard"><text:s text:c="4"/>"https://www.espncricinfo.com/series/indian-premier-league-2024-1410320/rajasthan-royals-vs-lucknow-super-giants-4th-match-1422122/full-scorecard",</text:p>
      <text:p text:style-name="Standard"/>
      <text:p text:style-name="Standard"><text:s text:c="4"/>"https://www.espncricinfo.com/series/indian-premier-league-2024-1410320/rajasthan-royals-vs-lucknow-super-giants-4th-match-1422122/match-report",</text:p>
      <text:p text:style-name="Standard"/>
      <text:p text:style-name="Standard"><text:s text:c="4"/>"https://www.espncricinfo.com/series/indian-premier-league-2024-1410320/rajasthan-royals-vs-lucknow-super-giants-4th-match-1422122/ball-by-ball-commentary",</text:p>
      <text:p text:style-name="Standard"/>
      <text:p text:style-name="Standard"><text:s text:c="4"/># URLs for Match 5</text:p>
      <text:p text:style-name="Standard"/>
      <text:p text:style-name="Standard"><text:s text:c="4"/>"https://www.espncricinfo.com/series/indian-premier-league-2024-1410320/gujarat-titans-vs-mumbai-indians-5th-match-1422123/full-scorecard",</text:p>
      <text:p text:style-name="Standard"><text:soft-page-break/></text:p>
      <text:p text:style-name="Standard"><text:s text:c="4"/>"https://www.espncricinfo.com/series/indian-premier-league-2024-1410320/gujarat-titans-vs-mumbai-indians-5th-match-1422123/match-report",</text:p>
      <text:p text:style-name="Standard"/>
      <text:p text:style-name="Standard"><text:s text:c="4"/>"https://www.espncricinfo.com/series/indian-premier-league-2024-1410320/gujarat-titans-vs-mumbai-indians-5th-match-1422123/ball-by-ball-commentary",</text:p>
      <text:p text:style-name="Standard"/>
      <text:p text:style-name="Standard"><text:s text:c="4"/># URLs for Match 6</text:p>
      <text:p text:style-name="Standard"/>
      <text:p text:style-name="Standard"><text:s text:c="4"/>"https://www.espncricinfo.com/series/indian-premier-league-2024-1410320/royal-challengers-bengaluru-vs-punjab-kings-6th-match-1422124/full-scorecard",</text:p>
      <text:p text:style-name="Standard"/>
      <text:p text:style-name="Standard"><text:s text:c="4"/>"https://www.espncricinfo.com/series/indian-premier-league-2024-1410320/royal-challengers-bengaluru-vs-punjab-kings-6th-match-1422124/match-report",</text:p>
      <text:p text:style-name="Standard"/>
      <text:p text:style-name="Standard"><text:s text:c="4"/>"https://www.espncricinfo.com/series/indian-premier-league-2024-1410320/royal-challengers-bengaluru-vs-punjab-kings-6th-match-1422124/ball-by-ball-commentary",</text:p>
      <text:p text:style-name="Standard"/>
      <text:p text:style-name="Standard"><text:s text:c="4"/># URLs for Match 7</text:p>
      <text:p text:style-name="Standard"/>
      <text:p text:style-name="Standard"><text:s text:c="4"/>"https://www.espncricinfo.com/series/indian-premier-league-2024-1410320/chennai-super-kings-vs-gujarat-titans-7th-match-1422125/full-scorecard",</text:p>
      <text:p text:style-name="Standard"/>
      <text:p text:style-name="Standard"><text:s text:c="4"/>"https://www.espncricinfo.com/series/indian-premier-league-2024-1410320/chennai-super-kings-vs-gujarat-titans-7th-match-1422125/match-report",</text:p>
      <text:p text:style-name="Standard"/>
      <text:p text:style-name="Standard"><text:s text:c="4"/>"https://www.espncricinfo.com/series/indian-premier-league-2024-1410320/chennai-super-kings-vs-gujarat-titans-7th-match-1422125/ball-by-ball-commentary",</text:p>
      <text:p text:style-name="Standard"/>
      <text:p text:style-name="Standard"><text:s text:c="4"/># URLs for Match 8</text:p>
      <text:p text:style-name="Standard"/>
      <text:p text:style-name="Standard"><text:s text:c="4"/>"https://www.espncricinfo.com/series/indian-premier-league-2024-1410320/sunrisers-hyderabad-vs-mumbai-indians-8th-match-1422126/full-scorecard",</text:p>
      <text:p text:style-name="Standard"/>
      <text:p text:style-name="Standard"><text:s text:c="4"/>"https://www.espncricinfo.com/series/indian-premier-league-2024-1410320/sunrisers-hyderabad-vs-mumbai-indians-8th-match-1422126/match-report",</text:p>
      <text:p text:style-name="Standard"/>
      <text:p text:style-name="Standard"><text:s text:c="4"/>"https://www.espncricinfo.com/series/indian-premier-league-2024-1410320/sunrisers-hyderabad-vs-mumbai-indians-8th-match-1422126/ball-by-ball-commentary",</text:p>
      <text:p text:style-name="Standard"/>
      <text:p text:style-name="Standard"><text:s text:c="4"/># URLs for Match 9</text:p>
      <text:p text:style-name="Standard"/>
      <text:p text:style-name="Standard"><text:s text:c="4"/>"https://www.espncricinfo.com/series/indian-premier-league-2024-1410320/rajasthan-royals-vs-delhi-capitals-9th-match-1422127/full-scorecard",</text:p>
      <text:p text:style-name="Standard"/>
      <text:p text:style-name="Standard"><text:s text:c="4"/>"https://www.espncricinfo.com/series/indian-premier-league-2024-1410320/rajasthan-royals-vs-delhi-capitals-9th-match-1422127/match-report",</text:p>
      <text:p text:style-name="Standard"/>
      <text:p text:style-name="Standard"><text:s text:c="4"/>"https://www.espncricinfo.com/series/indian-premier-league-2024-1410320/rajasthan-royals-vs-delhi-capitals-9th-match-1422127/ball-by-ball-commentary",</text:p>
      <text:p text:style-name="Standard"/>
      <text:p text:style-name="Standard"><text:s text:c="4"/># URLs for Match 10</text:p>
      <text:p text:style-name="Standard"><text:soft-page-break/></text:p>
      <text:p text:style-name="Standard"><text:s text:c="4"/>"https://www.espncricinfo.com/series/indian-premier-league-2024-1410320/royal-challengers-bengaluru-vs-kolkata-knight-riders-10th-match-1422128/full-scorecard",</text:p>
      <text:p text:style-name="Standard"/>
      <text:p text:style-name="Standard"><text:s text:c="4"/>"https://www.espncricinfo.com/series/indian-premier-league-2024-1410320/royal-challengers-bengaluru-vs-kolkata-knight-riders-10th-match-1422128/match-report",</text:p>
      <text:p text:style-name="Standard"/>
      <text:p text:style-name="Standard"><text:s text:c="4"/>"https://www.espncricinfo.com/series/indian-premier-league-2024-1410320/royal-challengers-bengaluru-vs-kolkata-knight-riders-10th-match-1422128/ball-by-ball-commentary",</text:p>
      <text:p text:style-name="P1">]</text:p>
      <text:p text:style-name="Standard"/>
      <text:p text:style-name="Standard"><text:s/></text:p>
      <text:p text:style-name="Standard"><text:s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5T12:32:33.450009995</meta:creation-date>
    <dc:date>2024-05-25T12:34:49.782549670</dc:date>
    <meta:editing-duration>PT2M17S</meta:editing-duration>
    <meta:editing-cycles>1</meta:editing-cycles>
    <meta:document-statistic meta:table-count="0" meta:image-count="0" meta:object-count="0" meta:page-count="3" meta:paragraph-count="45" meta:word-count="91" meta:character-count="4862" meta:non-whitespace-character-count="4652"/>
    <meta:generator>LibreOffice/7.3.7.2$Linux_X86_64 LibreOffice_project/30$Build-2</meta:generator>
  </office:meta>
</office:document-meta>
</file>